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755cm"/>
    </style:style>
    <style:style style:name="Tabelle1.B" style:family="table-column">
      <style:table-column-properties style:column-width="1.933cm"/>
    </style:style>
    <style:style style:name="Tabelle1.C" style:family="table-column">
      <style:table-column-properties style:column-width="3.905cm"/>
    </style:style>
    <style:style style:name="Tabelle1.D" style:family="table-column">
      <style:table-column-properties style:column-width="3.925cm"/>
    </style:style>
    <style:style style:name="Tabelle1.E" style:family="table-column">
      <style:table-column-properties style:column-width="4.482cm"/>
    </style:style>
    <style:style style:name="Tabelle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1. Basic Identity</text:span></text:h>
      <text:h text:style-name="Heading_20_3" text:outline-level="3">1. Basic Identity</text:h>
      <text:p text:style-name="Text_20_body"><text:span text:style-name="Strong_20_Emphasis">Name:</text:span> Namib Skarne<text:line-break/><text:span text:style-name="Strong_20_Emphasis">Also known as:</text:span> Escarpment Skarne, Sandstone Reaper</text:p>
      <text:p text:style-name="Text_20_body"><text:span text:style-name="Strong_20_Emphasis">In other languages:</text:span><text:line-break/>es: Falcífero del Namib<text:line-break/>fr: Falcifère du Namib<text:line-break/>it: Falcifero del Namib<text:line-break/>de: Namib-Scharne</text:p>
      <text:p text:style-name="Text_20_body"><text:span text:style-name="Strong_20_Emphasis">Scientific Name:</text:span> <text:span text:style-name="Emphasis">Terrapiscis falcarius namibensis</text:span></text:p>
      <text:p text:style-name="Text_20_body"><text:span text:style-name="Strong_20_Emphasis">Etymology:</text:span><text:line-break/>Skarne ← Proto-Germanic/Norse root (cut/tear), referencing the species’ scythe-like forelimbs and slicing attack style<text:line-break/>Namib ← from local Nama origins (“vast place” / “place of emptiness”), referring to its desert escarpment range<text:line-break/>-namibensis (Latinized suffix) → “originating from the Namib region”<text:line-break/>“Escarpment” → terrain specialization</text:p>
      <text:p text:style-name="Text_20_body"/>
      <text:p text:style-name="Text_20_body"><text:span text:style-name="Strong_20_Emphasis">Kingdom:</text:span> Animalia<text:line-break/><text:span text:style-name="Strong_20_Emphasis">Phylum:</text:span> Chordata<text:line-break/><text:span text:style-name="Strong_20_Emphasis">Class:</text:span> Chondromorpha<text:line-break/><text:span text:style-name="Strong_20_Emphasis">Order:</text:span> Terrapisciformes<text:line-break/><text:span text:style-name="Strong_20_Emphasis">Family:</text:span> Falcariidae</text:p>
      <text:p text:style-name="Text_20_body"><text:span text:style-name="Strong_20_Emphasis">Type:</text:span> Carnivore<text:line-break/><text:span text:style-name="Strong_20_Emphasis">Role:</text:span> Apex interception predator / desert escarpment specialist</text:p>
      <text:p text:style-name="Horizontal_20_Line"/>
      <text:h text:style-name="Heading_20_2" text:outline-level="2"><text:span text:style-name="Strong_20_Emphasis">2. Size &amp; Build</text:span></text:h>
      <text:p text:style-name="Text_20_body"><text:span text:style-name="Strong_20_Emphasis">Height (upright):</text:span><text:line-break/>2.3–2.7 m (male: 2.0–2.4 m)</text:p>
      <text:p text:style-name="Text_20_body"><text:span text:style-name="Strong_20_Emphasis">Height (combat stance):</text:span><text:line-break/>~1.7–2.0 m (male: ~1.5–1.8 m)</text:p>
      <text:p text:style-name="Text_20_body"><text:span text:style-name="Strong_20_Emphasis">Length (total):</text:span><text:line-break/>4.8–5.5 m (male: 4.3–5.0 m)</text:p>
      <text:p text:style-name="Text_20_body"><text:span text:style-name="Strong_20_Emphasis">Weight:</text:span><text:line-break/>420–680 kg (male: 330–540 kg)</text:p>
      <text:p text:style-name="Text_20_body"><text:span text:style-name="Strong_20_Emphasis">Body Type:</text:span><text:line-break/>Slim, highly efficiency-optimized predator<text:line-break/>Reduced torso mass compared to Ridge Skarne<text:line-break/>Dense, tight musculature with minimal excess bulk<text:line-break/>Long, energy-efficient limbs<text:line-break/>Low fat reserves</text:p>
      <text:p text:style-name="Text_20_body"><text:soft-page-break/><text:span text:style-name="Strong_20_Emphasis">Posture:</text:span><text:line-break/>Fully bipedal<text:line-break/>Forward-leaning<text:line-break/>Slightly elevated stance for heat dissipation and terrain awareness</text:p>
      <text:p text:style-name="Horizontal_20_Line"/>
      <text:h text:style-name="Heading_20_2" text:outline-level="2"><text:span text:style-name="Strong_20_Emphasis">3. Growth, Reproduction &amp; Life Cycle</text:span></text:h>
      <text:h text:style-name="Heading_20_3" text:outline-level="3"><text:span text:style-name="Strong_20_Emphasis">Life Stages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Table_20_Heading">Stage</text:p>
            </table:table-cell>
            <table:table-cell table:style-name="Tabelle1.A1" office:value-type="string">
              <text:p text:style-name="Table_20_Heading">Age Range</text:p>
            </table:table-cell>
            <table:table-cell table:style-name="Tabelle1.A1" office:value-type="string">
              <text:p text:style-name="Table_20_Heading">Height</text:p>
            </table:table-cell>
            <table:table-cell table:style-name="Tabelle1.A1" office:value-type="string">
              <text:p text:style-name="Table_20_Heading">Length</text:p>
            </table:table-cell>
            <table:table-cell table:style-name="Tabelle1.A1" office:value-type="string">
              <text:p text:style-name="Table_20_Heading">Weight</text:p>
            </table:table-cell>
          </table:table-row>
        </table:table-header-rows>
        <table:table-row>
          <table:table-cell table:style-name="Tabelle1.A1" office:value-type="string">
            <text:p text:style-name="Table_20_Contents">Hatchling</text:p>
          </table:table-cell>
          <table:table-cell table:style-name="Tabelle1.A1" office:value-type="string">
            <text:p text:style-name="Table_20_Contents">0–1 y</text:p>
          </table:table-cell>
          <table:table-cell table:style-name="Tabelle1.A1" office:value-type="string">
            <text:p text:style-name="Table_20_Contents">0.35–0.5 m</text:p>
          </table:table-cell>
          <table:table-cell table:style-name="Tabelle1.A1" office:value-type="string">
            <text:p text:style-name="Table_20_Contents">0.9–1.2 m</text:p>
          </table:table-cell>
          <table:table-cell table:style-name="Tabelle1.A1" office:value-type="string">
            <text:p text:style-name="Table_20_Contents">6–14 kg</text:p>
          </table:table-cell>
        </table:table-row>
        <table:table-row>
          <table:table-cell table:style-name="Tabelle1.A1" office:value-type="string">
            <text:p text:style-name="Table_20_Contents">Juvenile</text:p>
          </table:table-cell>
          <table:table-cell table:style-name="Tabelle1.A1" office:value-type="string">
            <text:p text:style-name="Table_20_Contents">1–4 y</text:p>
          </table:table-cell>
          <table:table-cell table:style-name="Tabelle1.A1" office:value-type="string">
            <text:p text:style-name="Table_20_Contents">0.7–1.2 m</text:p>
          </table:table-cell>
          <table:table-cell table:style-name="Tabelle1.A1" office:value-type="string">
            <text:p text:style-name="Table_20_Contents">1.6–2.6 m</text:p>
          </table:table-cell>
          <table:table-cell table:style-name="Tabelle1.A1" office:value-type="string">
            <text:p text:style-name="Table_20_Contents">25–100 kg</text:p>
          </table:table-cell>
        </table:table-row>
        <table:table-row>
          <table:table-cell table:style-name="Tabelle1.A1" office:value-type="string">
            <text:p text:style-name="Table_20_Contents">Subadult</text:p>
          </table:table-cell>
          <table:table-cell table:style-name="Tabelle1.A1" office:value-type="string">
            <text:p text:style-name="Table_20_Contents">4–8 y</text:p>
          </table:table-cell>
          <table:table-cell table:style-name="Tabelle1.A1" office:value-type="string">
            <text:p text:style-name="Table_20_Contents">1.4–2.0 m</text:p>
          </table:table-cell>
          <table:table-cell table:style-name="Tabelle1.A1" office:value-type="string">
            <text:p text:style-name="Table_20_Contents">3.0–4.3 m</text:p>
          </table:table-cell>
          <table:table-cell table:style-name="Tabelle1.A1" office:value-type="string">
            <text:p text:style-name="Table_20_Contents">150–420 kg</text:p>
          </table:table-cell>
        </table:table-row>
        <table:table-row>
          <table:table-cell table:style-name="Tabelle1.A1" office:value-type="string">
            <text:p text:style-name="Table_20_Contents">Young Adult</text:p>
          </table:table-cell>
          <table:table-cell table:style-name="Tabelle1.A1" office:value-type="string">
            <text:p text:style-name="Table_20_Contents">8–12 y</text:p>
          </table:table-cell>
          <table:table-cell table:style-name="Tabelle1.A1" office:value-type="string">
            <text:p text:style-name="Table_20_Contents">2.0–2.5 m (male: 1.8–2.2 m)</text:p>
          </table:table-cell>
          <table:table-cell table:style-name="Tabelle1.A1" office:value-type="string">
            <text:p text:style-name="Table_20_Contents">4.2–5.0 m (male: 3.9–4.6 m)</text:p>
          </table:table-cell>
          <table:table-cell table:style-name="Tabelle1.A1" office:value-type="string">
            <text:p text:style-name="Table_20_Contents">350–600 kg (male: 280–480 kg)</text:p>
          </table:table-cell>
        </table:table-row>
        <table:table-row>
          <table:table-cell table:style-name="Tabelle1.A1" office:value-type="string">
            <text:p text:style-name="Table_20_Contents">Prime Adult</text:p>
          </table:table-cell>
          <table:table-cell table:style-name="Tabelle1.A1" office:value-type="string">
            <text:p text:style-name="Table_20_Contents">12–25 y</text:p>
          </table:table-cell>
          <table:table-cell table:style-name="Tabelle1.A1" office:value-type="string">
            <text:p text:style-name="Table_20_Contents">2.3–2.7 m (male: 2.0–2.4 m)</text:p>
          </table:table-cell>
          <table:table-cell table:style-name="Tabelle1.A1" office:value-type="string">
            <text:p text:style-name="Table_20_Contents">4.8–5.5 m (male: 4.3–5.0 m)</text:p>
          </table:table-cell>
          <table:table-cell table:style-name="Tabelle1.A1" office:value-type="string">
            <text:p text:style-name="Table_20_Contents">420–680 kg (male: 330–540 kg)</text:p>
          </table:table-cell>
        </table:table-row>
        <table:table-row>
          <table:table-cell table:style-name="Tabelle1.A1" office:value-type="string">
            <text:p text:style-name="Table_20_Contents">Late Adult</text:p>
          </table:table-cell>
          <table:table-cell table:style-name="Tabelle1.A1" office:value-type="string">
            <text:p text:style-name="Table_20_Contents">25–40 y</text:p>
          </table:table-cell>
          <table:table-cell table:style-name="Tabelle1.A1" office:value-type="string">
            <text:p text:style-name="Table_20_Contents">2.2–2.6 m (male: 1.9–2.3 m)</text:p>
          </table:table-cell>
          <table:table-cell table:style-name="Tabelle1.A1" office:value-type="string">
            <text:p text:style-name="Table_20_Contents">4.7–5.3 m (male: 4.2–4.9 m)</text:p>
          </table:table-cell>
          <table:table-cell table:style-name="Tabelle1.A1" office:value-type="string">
            <text:p text:style-name="Table_20_Contents">400–620 kg (male: 300–500 kg)</text:p>
          </table:table-cell>
        </table:table-row>
        <table:table-row>
          <table:table-cell table:style-name="Tabelle1.A1" office:value-type="string">
            <text:p text:style-name="Table_20_Contents">Old / Legendary</text:p>
          </table:table-cell>
          <table:table-cell table:style-name="Tabelle1.A1" office:value-type="string">
            <text:p text:style-name="Table_20_Contents">40–50 y</text:p>
          </table:table-cell>
          <table:table-cell table:style-name="Tabelle1.A1" office:value-type="string">
            <text:p text:style-name="Table_20_Contents">2.0–2.5 m (male: 1.8–2.2 m)</text:p>
          </table:table-cell>
          <table:table-cell table:style-name="Tabelle1.A1" office:value-type="string">
            <text:p text:style-name="Table_20_Contents">4.5–5.1 m (male: 4.0–4.7 m)</text:p>
          </table:table-cell>
          <table:table-cell table:style-name="Tabelle1.A1" office:value-type="string">
            <text:p text:style-name="Table_20_Contents">320–550 kg (male: 250–450 kg)</text:p>
          </table:table-cell>
        </table:table-row>
      </table:table>
      <text:p text:style-name="Horizontal_20_Line"/>
      <text:h text:style-name="Heading_20_3" text:outline-level="3"><text:span text:style-name="Strong_20_Emphasis">Reproductive Traits:</text:span></text:h>
      <text:p text:style-name="Text_20_body">Sexual maturity: ~8–11 years<text:line-break/>Peak reproductive output: ~12–20 years<text:line-break/>Lower reproductive success due to harsh environment<text:line-break/>Females remain larger and dominant<text:line-break/>Juvenile mortality higher than in other variants</text:p>
      <text:p text:style-name="Horizontal_20_Line"/>
      <text:h text:style-name="Heading_20_2" text:outline-level="2"><text:span text:style-name="Strong_20_Emphasis">4. Environment, Distribution &amp; Population</text:span></text:h>
      <text:p text:style-name="Text_20_body"><text:span text:style-name="Strong_20_Emphasis">Habitat:</text:span><text:line-break/>Namib Escarpment systems<text:line-break/>Rocky desert highlands<text:line-break/>Canyon systems<text:line-break/>Dry riverbeds<text:line-break/>Desert–plateau transition zones</text:p>
      <text:p text:style-name="Horizontal_20_Line"/>
      <text:p text:style-name="Text_20_body"><text:span text:style-name="Strong_20_Emphasis">Terrain Preference:</text:span><text:line-break/>Cliffs<text:line-break/>Escarpment edges<text:line-break/>Rocky slopes<text:line-break/><text:soft-page-break/>Narrow passes<text:line-break/>Dry river corridors</text:p>
      <text:p text:style-name="Horizontal_20_Line"/>
      <text:h text:style-name="Heading_20_3" text:outline-level="3"><text:span text:style-name="Strong_20_Emphasis">Geographic Range</text:span></text:h>
      <text:p text:style-name="Text_20_body"><text:span text:style-name="Strong_20_Emphasis">Core Range:</text:span><text:line-break/>Namib Escarpment (Namibia &amp; southern Angola)<text:line-break/>Kaokoveld highlands<text:line-break/>Western desert–plateau transition systems</text:p>
      <text:p text:style-name="Horizontal_20_Line"/>
      <text:p text:style-name="Text_20_body"><text:span text:style-name="Strong_20_Emphasis">Secondary / Fragmented Populations:</text:span><text:line-break/>Interior escarpment outcrops<text:line-break/>Isolated canyon systems<text:line-break/>Rocky desert formations</text:p>
      <text:p text:style-name="Horizontal_20_Line"/>
      <text:h text:style-name="Heading_20_3" text:outline-level="3"><text:span text:style-name="Strong_20_Emphasis">Range Characteristics</text:span></text:h>
      <text:p text:style-name="Text_20_body">Highly terrain-dependent<text:line-break/>Fragmented distribution<text:line-break/>Strong reliance on chokepoints and water access routes<text:line-break/>Avoids flat desert plains, dense vegetation, and wetlands</text:p>
      <text:p text:style-name="Horizontal_20_Line"/>
      <text:p text:style-name="Text_20_body"><text:span text:style-name="Strong_20_Emphasis">Estimated Range Size:</text:span><text:line-break/>~180,000–350,000 km²</text:p>
      <text:p text:style-name="Text_20_body"><text:span text:style-name="Strong_20_Emphasis">Population Density:</text:span><text:line-break/>~1 individual per 120–260 km²</text:p>
      <text:p text:style-name="Horizontal_20_Line"/>
      <text:p text:style-name="Text_20_body"><text:span text:style-name="Strong_20_Emphasis">Climate Tolerance:</text:span><text:line-break/>~5°C to ~42°C<text:line-break/>Extreme heat tolerance<text:line-break/>Capable of long water scarcity periods</text:p>
      <text:p text:style-name="Horizontal_20_Line"/>
      <text:h text:style-name="Heading_20_2" text:outline-level="2"><text:span text:style-name="Strong_20_Emphasis">5. Movement &amp; Activity</text:span></text:h>
      <text:p text:style-name="Text_20_body"><text:span text:style-name="Strong_20_Emphasis">Activity Pattern:</text:span><text:line-break/>Primarily crepuscular<text:line-break/>Strongly nocturnal in extreme heat</text:p>
      <text:p text:style-name="Horizontal_20_Line"/>
      <text:h text:style-name="Heading_20_3" text:outline-level="3"><text:span text:style-name="Strong_20_Emphasis">Movement &amp; Performance</text:span></text:h>
      <text:p text:style-name="Text_20_body"><text:span text:style-name="Strong_20_Emphasis">Top Speed:</text:span><text:line-break/>48–58 km/h</text:p>
      <text:p text:style-name="Text_20_body"><text:soft-page-break/><text:span text:style-name="Strong_20_Emphasis">Acceleration:</text:span><text:line-break/>0 → 40 km/h in ~3.5–4 s</text:p>
      <text:p text:style-name="Text_20_body"><text:span text:style-name="Strong_20_Emphasis">Endurance:</text:span><text:line-break/>18–22 km/h for 6–10 minutes</text:p>
      <text:p text:style-name="Horizontal_20_Line"/>
      <text:p text:style-name="Text_20_body"><text:span text:style-name="Strong_20_Emphasis">Mobility Style:</text:span><text:line-break/>Interception-based<text:line-break/>Short, decisive bursts<text:line-break/>High efficiency movement<text:line-break/>Excellent slope control</text:p>
      <text:p text:style-name="Horizontal_20_Line"/>
      <text:h text:style-name="Heading_20_2" text:outline-level="2"><text:span text:style-name="Strong_20_Emphasis">6. Feeding Ecology</text:span></text:h>
      <text:p text:style-name="Text_20_body"><text:span text:style-name="Strong_20_Emphasis">Diet:</text:span><text:line-break/>~65% medium prey<text:line-break/>~25% small animals<text:line-break/>~10% scavenging</text:p>
      <text:p text:style-name="Horizontal_20_Line"/>
      <text:p text:style-name="Text_20_body"><text:span text:style-name="Strong_20_Emphasis">Primary Prey:</text:span><text:line-break/>Oryx<text:line-break/>Springbok<text:line-break/>Mountain zebra (juveniles)</text:p>
      <text:p text:style-name="Horizontal_20_Line"/>
      <text:p text:style-name="Text_20_body"><text:span text:style-name="Strong_20_Emphasis">Feeding Behavior:</text:span><text:line-break/>Chokepoint ambush<text:line-break/>Water-route interception<text:line-break/>Higher scavenging reliance than other Skarnes</text:p>
      <text:p text:style-name="Horizontal_20_Line"/>
      <text:h text:style-name="Heading_20_2" text:outline-level="2"><text:span text:style-name="Strong_20_Emphasis">7. Behavior &amp; Social Structure</text:span></text:h>
      <text:p text:style-name="Text_20_body"><text:span text:style-name="Strong_20_Emphasis">Temperament:</text:span><text:line-break/>Aggressive but highly risk-aware</text:p>
      <text:p text:style-name="Text_20_body"><text:span text:style-name="Strong_20_Emphasis">Social Structure:</text:span><text:line-break/>Solitary</text:p>
      <text:p text:style-name="Horizontal_20_Line"/>
      <text:p text:style-name="Text_20_body"><text:span text:style-name="Strong_20_Emphasis">Territorial Behavior:</text:span><text:line-break/>100–220 km² territories<text:line-break/>Energy-efficient conflict decisions</text:p>
      <text:p text:style-name="Horizontal_20_Line"/>
      <text:h text:style-name="Heading_20_2" text:outline-level="2"><text:span text:style-name="Strong_20_Emphasis">8. Hunting Strategy</text:span></text:h>
      <text:p text:style-name="Text_20_body"><text:span text:style-name="Strong_20_Emphasis">Style:</text:span><text:line-break/><text:soft-page-break/>Terrain interception</text:p>
      <text:p text:style-name="Horizontal_20_Line"/>
      <text:p text:style-name="Text_20_body"><text:span text:style-name="Strong_20_Emphasis">Sequence:</text:span><text:line-break/>Detection → Positioning → Ambush → Control → Short pursuit → Kill</text:p>
      <text:p text:style-name="Horizontal_20_Line"/>
      <text:h text:style-name="Heading_20_2" text:outline-level="2"><text:span text:style-name="Strong_20_Emphasis">9. Sensory Systems</text:span></text:h>
      <text:p text:style-name="Text_20_body">Electroreception (close range)<text:line-break/>High vibration sensitivity<text:line-break/>Vision adapted to bright conditions<text:line-break/>Strong low-frequency hearing</text:p>
      <text:p text:style-name="Horizontal_20_Line"/>
      <text:h text:style-name="Heading_20_2" text:outline-level="2"><text:span text:style-name="Strong_20_Emphasis">10. Weaponry &amp; Bite Mechanics</text:span></text:h>
      <text:p text:style-name="Text_20_body"><text:span text:style-name="Strong_20_Emphasis">Forelimbs:</text:span> 70–100 cm scythes<text:line-break/><text:span text:style-name="Strong_20_Emphasis">Bite Force:</text:span> 10,500–14,500 N</text:p>
      <text:p text:style-name="Text_20_body">Fast, efficient strikes<text:line-break/>Grip-and-tear feeding</text:p>
      <text:p text:style-name="Horizontal_20_Line"/>
      <text:h text:style-name="Heading_20_2" text:outline-level="2"><text:span text:style-name="Strong_20_Emphasis">11. Defense, Injury &amp; Healing</text:span></text:h>
      <text:p text:style-name="Text_20_body">Medium armor (reduced density)<text:line-break/>High evasion<text:line-break/>Rapid clotting<text:line-break/>Moderate regeneration</text:p>
      <text:p text:style-name="Horizontal_20_Line"/>
      <text:h text:style-name="Heading_20_2" text:outline-level="2"><text:span text:style-name="Strong_20_Emphasis">12. Internal Anatomy</text:span></text:h>
      <text:p text:style-name="Text_20_body">Lightened reinforced cartilage<text:line-break/>Highly efficient musculature<text:line-break/>Heat-adapted physiology</text:p>
      <text:p text:style-name="Horizontal_20_Line"/>
      <text:h text:style-name="Heading_20_2" text:outline-level="2"><text:span text:style-name="Strong_20_Emphasis">13. Body Features</text:span></text:h>
      <text:p text:style-name="Text_20_body">Tail: 1.9–2.2 m<text:line-break/>Head span: 50–75 cm<text:line-break/>Skin: Lightweight, heat-adapted placoid scales with a matte, dust-retaining surface; base coloration ranges from burnt orange to rust-brown with irregular sand-colored mottling and lighter underside, optimized for camouflage in desert escarpments and dune-shadow environments </text:p>
      <text:p text:style-name="Horizontal_20_Line"/>
      <text:h text:style-name="Heading_20_2" text:outline-level="2"><text:soft-page-break/><text:span text:style-name="Strong_20_Emphasis">14. Ecology</text:span></text:h>
      <text:p text:style-name="Text_20_body"><text:span text:style-name="Strong_20_Emphasis">Role:</text:span> Apex predator</text:p>
      <text:p text:style-name="Text_20_body"><text:span text:style-name="Strong_20_Emphasis">Competition:</text:span><text:line-break/>Lions<text:line-break/>Hyenas<text:line-break/>Leopards<text:line-break/>Crocodiles</text:p>
      <text:p text:style-name="Horizontal_20_Line"/>
      <text:h text:style-name="Heading_20_2" text:outline-level="2"><text:span text:style-name="Strong_20_Emphasis">15. Unique Mechanic</text:span></text:h>
      <text:p text:style-name="Text_20_body"><text:span text:style-name="Strong_20_Emphasis">Desert Interceptor</text:span></text:p>
      <text:p text:style-name="Text_20_body">Extreme efficiency<text:line-break/>Chokepoint dominance<text:line-break/>Low-energy hunting success</text:p>
      <text:p text:style-name="Horizontal_20_Line"/>
      <text:h text:style-name="Heading_20_2" text:outline-level="2"><text:span text:style-name="Strong_20_Emphasis">16. Weaknesses</text:span></text:h>
      <text:p text:style-name="Text_20_body">Terrain-dependent<text:line-break/>Lower durability<text:line-break/>Less effective in open terrain<text:line-break/>Relies heavily on position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5T18:32:17</meta:creation-date>
    <dc:date>2026-03-25T18:43:41.26</dc:date>
    <meta:editing-duration>PT11M23S</meta:editing-duration>
    <meta:editing-cycles>3</meta:editing-cycles>
    <meta:generator>OpenOffice/4.1.15$Win32 OpenOffice.org_project/4115m2$Build-9813</meta:generator>
    <meta:document-statistic meta:table-count="1" meta:image-count="0" meta:object-count="0" meta:page-count="6" meta:paragraph-count="107" meta:word-count="692" meta:character-count="4925"/>
  </office:meta>
</office:document-meta>
</file>